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 calcext:value-type="string">
            <text:p>INSEGNA</text:p>
          </table:table-cell>
          <table:table-cell table:style-name="ce11" office:value-type="string" calcext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MESE</text:p>
          </table:table-cell>
          <table:table-cell table:style-name="ce12" office:value-type="string" calcext:value-type="string" table:number-columns-spanned="2" table:number-rows-spanned="1">
            <text:p>FEBBRAIO</text:p>
          </table:table-cell>
          <table:covered-table-cell table:style-name="ce12"/>
          <table:table-cell/>
          <table:table-cell table:style-name="ce3" office:value-type="string" calcext:value-type="string">
            <text:p>ANNO</text:p>
          </table:table-cell>
          <table:table-cell table:style-name="ce20" office:value-type="float" office:value="2014" calcext:value-type="float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 calcext:value-type="string">
            <text:p>FATTURATI</text:p>
          </table:table-cell>
          <table:table-cell table:number-columns-repeated="3"/>
          <table:table-cell table:style-name="ce4" office:value-type="string" calcext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1</text:p>
          </table:table-cell>
          <table:table-cell table:style-name="ce5" office:value-type="string" calcext:value-type="string">
            <text:p>IVA (22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style-name="ce17" office:value-type="string" calcext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 table:number-columns-repeated="3"/>
          <table:table-cell table:style-name="ce6"/>
          <table:table-cell table:style-name="ce18" office:value-type="float" office:value="4531" calcext:value-type="float">
            <text:p>4531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2</text:p>
          </table:table-cell>
          <table:table-cell table:style-name="ce5" office:value-type="string" calcext:value-type="string">
            <text:p>IVA (10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11629.32" calcext:value-type="currency">
            <text:p>€ 11.629,32</text:p>
          </table:table-cell>
          <table:table-cell table:style-name="ce7" table:formula="of:=[.C12]/100*10" office:value-type="currency" office:currency="EUR" office:value="1162.932" calcext:value-type="currency">
            <text:p>€ 1.162,93</text:p>
          </table:table-cell>
          <table:table-cell table:style-name="ce7" table:formula="of:=SUM([.C12:.D12])" office:value-type="currency" office:currency="EUR" office:value="12792.252" calcext:value-type="currency">
            <text:p>€ 12.792,25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3</text:p>
          </table:table-cell>
          <table:table-cell table:style-name="ce5" office:value-type="string" calcext:value-type="string">
            <text:p>IVA ( ___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 calcext:value-type="string">
            <text:p>TOTALE IMP.</text:p>
          </table:table-cell>
          <table:table-cell table:style-name="ce14"/>
          <table:table-cell table:style-name="ce8" office:value-type="string" calcext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11629.32" calcext:value-type="currency">
            <text:p>€ 11.629,32</text:p>
          </table:table-cell>
          <table:table-cell table:style-name="ce14"/>
          <table:table-cell table:style-name="ce9" table:formula="of:=SUM([.E9];[.E12];[.E15])" office:value-type="currency" office:currency="EUR" office:value="12792.252" calcext:value-type="currency">
            <text:p>€ 12.792,25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5" office:value-type="date" office:date-value="2014-03-01" calcext:value-type="date">
            <text:p>01/03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 style:data-style-name="N2" text:time-value="0000-00-00T00:00:01.92984801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creator>Matteo </dc:creator>
    <dc:date>2014-03-01T13:51:29.864015714</dc:date>
    <meta:print-date>2011-01-03T16:21:55</meta:print-date>
    <meta:editing-cycles>30</meta:editing-cycles>
    <meta:editing-duration>PT2H58M1S</meta:editing-duration>
    <meta:generator>LibreOffice/4.1.3.2$Linux_X86_64 LibreOffice_project/410m0$Build-2</meta:generator>
    <meta:document-statistic meta:table-count="1" meta:cell-count="30" meta:object-count="0"/>
  </office:meta>
</office:document-meta>
</file>